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5" table:default-cell-style-name="ce1"/>
        <table:table-column table:style-name="co5" table:number-columns-repeated="1002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1" table:number-rows-spanned="1">
            <text:p>BÁO CÁO CÔNG NỢ THEO LOẠI BẢO HIỂM</text:p>
          </table:table-cell>
          <table:covered-table-cell table:number-columns-repeated="20" table:style-name="ce7"/>
          <table:table-cell table:number-columns-repeated="1002"/>
        </table:table-row>
        <table:table-row table:style-name="ro4">
          <table:table-cell/>
          <table:table-cell table:style-name="ce4" office:value-type="string" table:number-columns-spanned="21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20" table:style-name="ce7"/>
          <table:table-cell table:number-columns-repeated="1002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style-name="ce5" office:value-type="string">
            <text:p>Loại bảo hiểm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21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20" table:style-name="ce7"/>
          <table:table-cell table:number-columns-repeated="1002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get_loaidoituong(line['partner_id'])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style-name="ce7" office:value-type="string">
            <text:p><text:a xlink:href="python://line['loaibaohiem']" xlink:type="simple">loaibaohiem</text:a>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21" table:number-rows-spanned="1">
            <text:p><text:a xlink:href="python:///for" xlink:type="simple">end for</text:a></text:p>
          </table:table-cell>
          <table:covered-table-cell table:number-columns-repeated="20" table:style-name="ce7"/>
          <table:table-cell table:number-columns-repeated="1002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6T22:41:56</dc:date>
    <dc:creator>phung11764 </dc:creator>
    <meta:editing-duration>PT6H18M50S</meta:editing-duration>
    <meta:editing-cycles>133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6" meta:object-count="0"/>
  </office:meta>
</office:document-meta>
</file>